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2pt" style:text-underline-style="none"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list-style-name="L1">
      <style:text-properties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pfangsraum:</text:p>
      <text:p text:style-name="P1"/>
      <text:list xml:id="list4095802150417161344" text:style-name="L1">
        <text:list-item>
          <text:p text:style-name="P4">Großes Atrium in der Mitte des Rathauses.</text:p>
        </text:list-item>
        <text:list-item>
          <text:p text:style-name="P4">Viele Pflanzen, sehr grün</text:p>
        </text:list-item>
        <text:list-item>
          <text:p text:style-name="P4">kleiner Springbrunnen in der Mitte</text:p>
        </text:list-item>
        <text:list-item>
          <text:p text:style-name="P4">Vor Springbrunnen: Kleine Bühne und Rednerpult</text:p>
        </text:list-item>
        <text:list-item>
          <text:p text:style-name="P4">Auf der Wiese vor Bühne: Stuhlreihen mit Mittelgang</text:p>
        </text:list-item>
        <text:list-item>
          <text:p text:style-name="P4">Dahinter: Stehtische und kleiner Ausschank</text:p>
        </text:list-item>
        <text:list-item>
          <text:p text:style-name="P4">Umrandet von Marmorsäulen und einem Laufweg </text:p>
        </text:list-item>
        <text:list-item>
          <text:p text:style-name="P4">Blaue Glaskuppel überdacht Gesamten Platz. </text:p>
        </text:list-item>
        <text:list-item>
          <text:p text:style-name="P4">Im Hintergrund: Berge, Eisenbahnbrücke, großer Turm, Fabrik</text:p>
        </text:list-item>
      </text:list>
      <text:p text:style-name="P2"/>
      <text:p text:style-name="P2"/>
      <text:p text:style-name="P2">You find yourself in the middle of the town hall. You´re inside a huge atrium, surrounded with big marble pillars. It looks kind of nice and noble, but somehow still natural. The reason therefore are many plants and bushes, planted around the circuit that forms the centre of the lobby. The middle of the square is build up with a fountain, blowing up waterjets in the air. It looks spectacular in a simple beauty. The entire place is indoored with a massive dome made of glass. Through the glass you can get a view of the city. <text:s/>As you look through it, you see the mountains far in the back, the factories, railways and a big old tower.</text:p>
      <text:p text:style-name="P2">A small stage was build in front of the water spectacle. A lectern was set up – ready for the president´s speech. A couple of chair series have been placed facing the stage. A couple of seats have signs on them. They have been reserved in advance for the top-rank politicians. Looking along the central corridor between the two blocks of chair series which has been covered with red carpet, you see some staminas and a little bar. Looks like everything is well prepared for the president´s vis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0M26S</meta:editing-duration>
    <meta:editing-cycles>9</meta:editing-cycles>
    <meta:generator>OpenOffice/4.1.3$Win32 OpenOffice.org_project/413m1$Build-9783</meta:generator>
    <dc:date>2017-12-05T02:57:09.86</dc:date>
    <dc:creator>Nico Enders</dc:creator>
    <meta:document-statistic meta:table-count="0" meta:image-count="0" meta:object-count="0" meta:page-count="1" meta:paragraph-count="12" meta:word-count="269" meta:character-count="1541"/>
    <meta:user-defined meta:name="Info 1"/>
    <meta:user-defined meta:name="Info 2"/>
    <meta:user-defined meta:name="Info 3"/>
    <meta:user-defined meta:name="Info 4"/>
  </office:meta>
</office:document-meta>
</file>